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10000039B68B38A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08cm, 6.701cm, 1.908cm)" draw:image-opacity="50%" style:mirror="none" loext:decorative="fals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7.45cm" fo:min-width="2.85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6cm" fo:min-width="1.98cm" draw:shadow-opacity="100%" style:writing-mode="lr-tb" loext:decorative="false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line-distance="4.165cm" draw:placing="abov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6.9cm" fo:min-width="1.3cm" draw:shadow-opacity="100%" style:writing-mode="lr-tb" loext:decorative="false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3.837cm" draw:placing="below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.3cm" fo:min-width="4.45cm" draw:shadow-opacity="100%" style:writing-mode="lr-tb" loext:decorative="false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17.5cm" draw:placing="above" loext:decorative="false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line-distance="4.116cm" draw:placing="above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cm" fo:min-width="3.93cm" draw:shadow-opacity="100%" style:writing-mode="lr-tb" loext:decorative="false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3cm" draw:placing="above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cm" fo:min-width="3.1cm" draw:shadow-opacity="100%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5cm" fo:padding-bottom="0.15cm" fo:padding-left="0.15cm" fo:padding-right="0.1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center" style:writing-mode="lr-tb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 draw:opacity="100%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b2b2b2" draw:opacity="100%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Arial" fo:font-size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75cm" svg:height="19.2cm" svg:x="3.05cm" svg:y="1.1cm">
          <draw:image xlink:href="Pictures/10000000000002110000039B68B38AFF.png" xlink:type="simple" xlink:show="embed" xlink:actuate="onLoad" draw:mime-type="image/png">
            <text:p/>
          </draw:image>
        </draw:frame>
        <draw:frame draw:style-name="gr2" draw:text-style-name="P3" draw:layer="layout" svg:width="12.15cm" svg:height="1.383cm" draw:transform="rotate (1.5707963267949) translate (18.35cm 27.15cm)">
          <draw:text-box>
            <text:p text:style-name="P2"><text:span text:style-name="T1">Massstab</text:span><text:span text:style-name="T1"><text:tab/></text:span><text:span text:style-name="T1">1:10</text:span></text:p>
            <text:p text:style-name="P2"><text:span text:style-name="T1">File</text:span><text:span text:style-name="T1"><text:tab/></text:span><text:span text:style-name="T1"><text:file-name text:display="name">20240207b_puent_wand_entwurf</text:file-name></text:span></text:p>
            <text:p text:style-name="P2"><text:span text:style-name="T1">Autor</text:span><text:span text:style-name="T1"><text:tab/></text:span><text:span text:style-name="T1">Peter Märki</text:span></text:p>
          </draw:text-box>
        </draw:frame>
        <draw:frame draw:style-name="gr3" draw:text-style-name="P4" draw:layer="layout" svg:width="9.3cm" svg:height="1.1cm" draw:transform="rotate (1.5707963267949) translate (18.8cm 11.05cm)">
          <draw:text-box>
            <text:p>Steuerung Wand Puenterswis</text:p>
          </draw:text-box>
        </draw:frame>
        <draw:custom-shape draw:style-name="gr4" draw:text-style-name="P5" draw:layer="layout" svg:width="0.1cm" svg:height="0.001cm" svg:x="4.4cm" svg:y="2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6" draw:layer="layout" svg:width="3.05cm" svg:height="7.65cm" svg:x="6.9cm" svg:y="10.95cm">
          <text:p text:style-name="P5">Hager</text:p>
          <text:p text:style-name="P5"/>
          <text:p text:style-name="P5">VA60CN</text:p>
          <text:p text:style-name="P5"/>
          <text:p text:style-name="P5"><text:span text:style-name="T2">305x765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18cm" svg:height="1.8cm" svg:x="6.87cm" svg:y="3.4cm">
          <text:p text:style-name="P7"><text:span text:style-name="T3">Hager</text:span></text:p>
          <text:p text:style-name="P7"><text:span text:style-name="T3">GD110N</text:span></text:p>
          <text:p text:style-name="P7"><text:span text:style-name="T3">218x180</text:span></text:p>
          <draw:enhanced-geometry svg:viewBox="0 0 21600 21600" draw:type="rectangle" draw:enhanced-path="M 0 0 L 21600 0 21600 21600 0 21600 0 0 Z N"/>
        </draw:custom-shape>
        <draw:measure draw:style-name="gr7" draw:text-style-name="P10" draw:layer="layout" svg:x1="6.915cm" svg:y1="31.152cm" svg:x2="6.914cm" svg:y2="3.252cm">
          <text:p text:style-name="P9"><text:span text:style-name="T4"><text:measure text:kind="gap"/></text:span><text:span text:style-name="T4"><text:measure text:kind="value">2'790</text:measure></text:span><text:span text:style-name="T4"><text:s/></text:span><text:span text:style-name="T4"><text:measure text:kind="gap"/></text:span></text:p>
        </draw:measure>
        <draw:custom-shape draw:style-name="gr8" draw:text-style-name="P11" draw:layer="layout" svg:width="1.5cm" svg:height="17.1cm" svg:x="5.3cm" svg:y="2.75cm">
          <text:p/>
          <draw:enhanced-geometry svg:viewBox="0 0 21600 21600" draw:type="rectangle" draw:enhanced-path="M 0 0 L 21600 0 21600 21600 0 21600 0 0 Z N"/>
        </draw:custom-shape>
        <draw:measure draw:style-name="gr9" draw:text-style-name="P10" draw:layer="layout" svg:x1="6.763cm" svg:y1="10.9cm" svg:x2="6.763cm" svg:y2="5.2cm">
          <text:p text:style-name="P9"><text:span text:style-name="T4">(</text:span><text:span text:style-name="T4"><text:measure text:kind="gap"/></text:span><text:span text:style-name="T4"><text:measure text:kind="value">570</text:measure></text:span><text:span text:style-name="T4"> )</text:span></text:p>
        </draw:measure>
        <draw:custom-shape draw:style-name="gr10" draw:text-style-name="P11" draw:layer="layout" svg:width="4.65cm" svg:height="1.5cm" svg:x="5.3cm" svg:y="18.698cm">
          <text:p/>
          <draw:enhanced-geometry svg:viewBox="0 0 21600 21600" draw:type="rectangle" draw:enhanced-path="M 0 0 L 21600 0 21600 21600 0 21600 0 0 Z N"/>
        </draw:custom-shape>
        <draw:measure draw:style-name="gr11" draw:text-style-name="P10" draw:layer="measurelines" svg:x1="16.45cm" svg:y1="4.55cm" svg:x2="6.85cm" svg:y2="4.55cm">
          <text:p text:style-name="P9"><text:span text:style-name="T5"><text:measure text:kind="gap"/></text:span><text:span text:style-name="T5"><text:measure text:kind="value">960</text:measure></text:span><text:span text:style-name="T5"><text:s/></text:span><text:span text:style-name="T5"><text:measure text:kind="gap"/></text:span></text:p>
        </draw:measure>
        <draw:measure draw:style-name="gr12" draw:text-style-name="P10" draw:layer="layout" svg:x1="5.766cm" svg:y1="31.152cm" svg:x2="5.765cm" svg:y2="2.712cm">
          <text:p text:style-name="P9"><text:span text:style-name="T4"><text:measure text:kind="gap"/></text:span><text:span text:style-name="T4"><text:measure text:kind="value">2'844</text:measure></text:span><text:span text:style-name="T4"><text:s/></text:span><text:span text:style-name="T4"><text:measure text:kind="gap"/></text:span></text:p>
        </draw:measure>
        <draw:custom-shape draw:style-name="gr13" draw:text-style-name="P8" draw:layer="layout" svg:width="4.13cm" svg:height="0.6cm" svg:x="5.3cm" svg:y="2.15cm">
          <text:p text:style-name="P7"><text:span text:style-name="T3">Unterkante Kanal</text:span></text:p>
          <draw:enhanced-geometry svg:viewBox="0 0 21600 21600" draw:type="rectangle" draw:enhanced-path="M 0 0 L 21600 0 21600 21600 0 21600 0 0 Z N"/>
        </draw:custom-shape>
        <draw:measure draw:style-name="gr14" draw:text-style-name="P10" draw:layer="layout" svg:x1="7.351cm" svg:y1="31.152cm" svg:x2="7.35cm" svg:y2="18.452cm">
          <text:p text:style-name="P9"><text:span text:style-name="T4"><text:measure text:kind="gap"/></text:span><text:span text:style-name="T4"><text:measure text:kind="value">1'270</text:measure></text:span><text:span text:style-name="T4"><text:s/></text:span><text:span text:style-name="T4"><text:measure text:kind="gap"/></text:span></text:p>
        </draw:measure>
        <draw:custom-shape draw:style-name="gr15" draw:text-style-name="P8" draw:layer="layout" svg:width="3.3cm" svg:height="0.6cm" draw:transform="rotate (1.5707963267949) translate (16.5cm 18.05cm)">
          <text:p text:style-name="P7"><text:span text:style-name="T3">Durchgang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7.6cm" svg:y1="6.2cm" svg:x2="9.9cm" svg:y2="9.45cm">
          <text:p/>
        </draw:line>
        <draw:line draw:style-name="gr16" draw:text-style-name="P1" draw:layer="layout" svg:x1="7.4cm" svg:y1="10.1cm" svg:x2="10.1cm" svg:y2="6.4cm">
          <text:p/>
        </draw:line>
        <draw:line draw:style-name="gr16" draw:text-style-name="P1" draw:layer="layout" svg:x1="10.1cm" svg:y1="16.6cm" svg:x2="11.9cm" svg:y2="12.8cm">
          <text:p/>
        </draw:line>
        <draw:line draw:style-name="gr16" draw:text-style-name="P1" draw:layer="layout" svg:x1="10.15cm" svg:y1="13.45cm" svg:x2="11.5cm" svg:y2="17cm">
          <text:p/>
        </draw:line>
        <draw:line draw:style-name="gr16" draw:text-style-name="P1" draw:layer="layout" svg:x1="10.4cm" svg:y1="18.25cm" svg:x2="11.7cm" svg:y2="20.15cm">
          <text:p/>
        </draw:line>
        <draw:line draw:style-name="gr16" draw:text-style-name="P1" draw:layer="layout" svg:x1="10.3cm" svg:y1="20cm" svg:x2="11.7cm" svg:y2="18.8cm">
          <text:p/>
        </draw:line>
        <draw:frame draw:style-name="gr3" draw:text-style-name="P4" draw:layer="layout" svg:width="9.3cm" svg:height="1.1cm" svg:x="4.75cm" svg:y="27.65cm">
          <draw:text-box>
            <text:p>Bod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29T19:06:54.894000000</dc:date>
    <meta:editing-duration>PT3H55M18S</meta:editing-duration>
    <meta:editing-cycles>25</meta:editing-cycles>
    <meta:generator>LibreOffice/24.2.5.2$Windows_X86_64 LibreOffice_project/bffef4ea93e59bebbeaf7f431bb02b1a39ee8a59</meta:generator>
    <meta:print-date>2024-07-29T19:06:48.776000000</meta:print-date>
    <meta:document-statistic meta:object-count="22"/>
  </office:meta>
</office:document-meta>
</file>